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 style:may-break-between-rows="true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 fo:keep-together="auto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9cd42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text-properties style:font-name="Arial" officeooo:rsid="0014756d" officeooo:paragraph-rsid="00222b7b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58d48" officeooo:paragraph-rsid="00294cbb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94cbb" officeooo:paragraph-rsid="00294cbb"/>
    </style:style>
    <style:style style:name="P8" style:family="paragraph" style:parent-style-name="Text_20_body">
      <style:text-properties style:font-name="Arial" officeooo:rsid="0014756d" officeooo:paragraph-rsid="0014756d"/>
    </style:style>
    <style:style style:name="P9" style:family="paragraph" style:parent-style-name="Standard">
      <style:text-properties officeooo:paragraph-rsid="00208834"/>
    </style:style>
    <style:style style:name="P10" style:family="paragraph" style:parent-style-name="Table_20_Contents" style:list-style-name="L1">
      <style:text-properties style:font-name="Arial" fo:font-style="normal" officeooo:rsid="00294cbb" officeooo:paragraph-rsid="00294cbb" style:font-style-asian="normal" style:font-style-complex="normal"/>
    </style:style>
    <style:style style:name="P11" style:family="paragraph" style:parent-style-name="Table_20_Contents" style:list-style-name="L3">
      <style:text-properties style:font-name="Arial" fo:font-style="normal" officeooo:rsid="00294cbb" officeooo:paragraph-rsid="00294cbb" style:font-style-asian="normal" style:font-style-complex="normal"/>
    </style:style>
    <style:style style:name="P12" style:family="paragraph" style:parent-style-name="Table_20_Contents" style:list-style-name="L2">
      <style:text-properties style:font-name="Arial" fo:font-style="italic" officeooo:rsid="002504c9" officeooo:paragraph-rsid="00294cbb" style:font-style-asian="italic" style:font-style-complex="italic"/>
    </style:style>
    <style:style style:name="P13" style:family="paragraph" style:parent-style-name="Table_20_Contents" style:list-style-name="L2">
      <style:text-properties style:font-name="Arial" fo:font-style="italic" officeooo:rsid="0021db60" officeooo:paragraph-rsid="00294cbb" style:font-style-asian="italic" style:font-style-complex="italic"/>
    </style:style>
    <style:style style:name="T1" style:family="text">
      <style:text-properties officeooo:rsid="00232872"/>
    </style:style>
    <style:style style:name="T2" style:family="text">
      <style:text-properties fo:font-weight="bold" officeooo:rsid="002180a0" style:font-weight-asian="bold" style:font-weight-complex="bold"/>
    </style:style>
    <style:style style:name="T3" style:family="text">
      <style:text-properties fo:font-weight="bold" officeooo:rsid="00280781" style:font-weight-asian="bold" style:font-weight-complex="bold"/>
    </style:style>
    <style:style style:name="T4" style:family="text">
      <style:text-properties officeooo:rsid="0020fab9"/>
    </style:style>
    <style:style style:name="T5" style:family="text">
      <style:text-properties officeooo:rsid="0025d127"/>
    </style:style>
    <style:style style:name="T6" style:family="text">
      <style:text-properties officeooo:rsid="00265f1e"/>
    </style:style>
    <style:style style:name="T7" style:family="text">
      <style:text-properties officeooo:rsid="00294cbb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3">2</text:span></text:p>
          </table:table-cell>
          <table:table-cell table:style-name="Tabelle4.A1" office:value-type="string">
            <text:p text:style-name="P3">Element: <text:span text:style-name="T3">5</text:span></text:p>
          </table:table-cell>
          <table:table-cell table:style-name="Tabelle4.C1" office:value-type="string">
            <text:p text:style-name="P3">Title: <text:span text:style-name="T2">Coding session</text:span></text:p>
          </table:table-cell>
        </table:table-row>
        <table:table-row>
          <table:table-cell table:style-name="Tabelle4.A2" table:number-columns-spanned="3" office:value-type="string">
            <text:p text:style-name="P4">Remarks: <text:span text:style-name="T4">This is a screencast of a coding session with additional slides</text:span></text:p>
            <text:p text:style-name="P3"/>
          </table:table-cell>
          <table:covered-table-cell/>
          <table:covered-table-cell/>
        </table:table-row>
      </table:table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7">Conditional</text:p>
            <text:p text:style-name="P7">statements</text:p>
          </table:table-cell>
          <table:table-cell table:style-name="Tabelle1.C2" office:value-type="string">
            <text:list xml:id="list4086773227579948584" text:style-name="L1">
              <text:list-item>
                <text:p text:style-name="P10"><text:span text:style-name="T6">E</text:span>xplain briefly what will be covered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6">Example<text:span text:style-name="T7">2</text:span>-1.vbs</text:p>
          </table:table-cell>
          <table:table-cell table:style-name="Tabelle1.C3" office:value-type="string">
            <text:list xml:id="list4300797324786698357" text:style-name="L2">
              <text:list-item>
                <text:p text:style-name="P12">(Create new file, save as Example<text:span text:style-name="T7">2</text:span>-<text:span text:style-name="T7">1</text:span>.vbs)</text:p>
              </text:list-item>
              <text:list-item>
                <text:p text:style-name="P13">(Write code and explain <text:span text:style-name="T5">single steps. Find details in provided vbs file</text:span>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7">Boolean algebra</text:p>
          </table:table-cell>
          <table:table-cell table:style-name="Tabelle1.C4" office:value-type="string">
            <text:list xml:id="list3373256715237744920" text:style-name="L3">
              <text:list-item>
                <text:p text:style-name="P11">Recap Boolean algebra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6">Example<text:span text:style-name="T7">2</text:span>-<text:span text:style-name="T7">2</text:span>.vbs</text:p>
          </table:table-cell>
          <table:table-cell table:style-name="Tabelle1.C5" office:value-type="string">
            <text:list xml:id="list213805807670218" text:continue-list="list4300797324786698357" text:style-name="L2">
              <text:list-item>
                <text:p text:style-name="P12">(Create new file, save as Example<text:span text:style-name="T7">2</text:span>-<text:span text:style-name="T7">2</text:span>.vbs)</text:p>
              </text:list-item>
              <text:list-item>
                <text:p text:style-name="P13">(Write code and explain <text:span text:style-name="T5">single steps. Find details in provided vbs file</text:span>)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9cd42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2M10S</meta:editing-duration>
    <meta:editing-cycles>15</meta:editing-cycles>
    <meta:generator>LibreOffice/5.1.2.2$Windows_x86 LibreOffice_project/d3bf12ecb743fc0d20e0be0c58ca359301eb705f</meta:generator>
    <dc:date>2017-08-07T21:09:44.620000000</dc:date>
    <meta:document-statistic meta:table-count="2" meta:image-count="1" meta:object-count="0" meta:page-count="1" meta:paragraph-count="23" meta:word-count="98" meta:character-count="643" meta:non-whitespace-character-count="526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